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8a07c" officeooo:paragraph-rsid="0008a07c"/>
    </style:style>
    <style:style style:name="P8" style:family="paragraph" style:parent-style-name="Table_20_Contents">
      <style:text-properties officeooo:rsid="0008d03a" officeooo:paragraph-rsid="0008d03a"/>
    </style:style>
    <style:style style:name="P9" style:family="paragraph" style:parent-style-name="Table_20_Contents">
      <style:text-properties officeooo:rsid="000a3090" officeooo:paragraph-rsid="000a3090"/>
    </style:style>
    <style:style style:name="P10" style:family="paragraph" style:parent-style-name="Table_20_Contents">
      <style:text-properties officeooo:rsid="000bd986" officeooo:paragraph-rsid="000bd986"/>
    </style:style>
    <style:style style:name="P11" style:family="paragraph" style:parent-style-name="Table_20_Contents">
      <style:text-properties officeooo:rsid="000e2d98" officeooo:paragraph-rsid="000e2d98"/>
    </style:style>
    <style:style style:name="P12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3" style:family="paragraph" style:parent-style-name="Table_20_Contents">
      <style:text-properties officeooo:rsid="0008a07c" officeooo:paragraph-rsid="0008a07c"/>
    </style:style>
    <style:style style:name="P14" style:family="paragraph" style:parent-style-name="Table_20_Contents">
      <style:text-properties officeooo:rsid="000bd986" officeooo:paragraph-rsid="000bd986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a947"/>
    </style:style>
    <style:style style:name="T4" style:family="text">
      <style:text-properties officeooo:rsid="000e2d98"/>
    </style:style>
    <style:style style:name="T5" style:family="text">
      <style:text-properties officeooo:rsid="000ef872"/>
    </style:style>
    <style:style style:name="T6" style:family="text">
      <style:text-properties officeooo:rsid="001065f8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2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1. Herramientas de administración básic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Davide Gallitelli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..<text:span text:style-name="T3">120</text:span>.. minutos.</text:p>
      <text:p text:style-name="Standard">1. He resuelto todas las dudas que tenía antes de iniciar la sesión de prácticas: …<text:span text:style-name="T3">si..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1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#!/bin/bash</text:p>
            <text:p text:style-name="P7">#Creo un directorio en /tmp</text:p>
            <text:p text:style-name="P7">mkdir /tmp/mydir </text:p>
            <text:p text:style-name="P7">#Copio el archivo del servidor en el directorio creado</text:p>
            <text:p text:style-name="P7">cp /Documents/*.gz /tmp/mydir</text:p>
            <text:p text:style-name="P7">#Descomprimo el archivo tramite gunzip</text:p>
            <text:p text:style-name="P7">gunzip /tmp/mydir/*.gz</text:p>
            <text:p text:style-name="P7">#Cambio al directorio temporaneo</text:p>
            <text:p text:style-name="P7">cd /tmp/mydir</text:p>
            <text:p text:style-name="P7">#Ejecuto!</text:p>
            <text:p text:style-name="P7">./kernel32-3.0.4 ubda=./Fedora14-x86-root_fs mem=1024m</text:p>
          </table:table-cell>
        </table:table-row>
      </table:table>
      <text:p text:style-name="Standard"/>
      <text:p text:style-name="Standard">Mi solución a la <text:span text:style-name="T2">actividad 1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">adduser giovanni</text:p>
            <text:p text:style-name="P8"> adduser pippo <text:s/>-p baudo </text:p>
            <text:p text:style-name="P8">adduser davide –uid 29091995</text:p>
            <text:p text:style-name="P9">cat /etc/shadows </text:p>
            <text:p text:style-name="P9">cat /etc/group</text:p>
            <text:p text:style-name="P9"> ls -a /home/giovanni </text:p>
            <text:p text:style-name="P9">userdel giovanni</text:p>
            <text:p text:style-name="P9"> ls /home  <text:s text:c="5"/>#Despues de borrar el usuario, existe su carpeta en /home/</text:p>
          </table:table-cell>
        </table:table-row>
      </table:table>
      <text:p text:style-name="Standard"/>
      <text:p text:style-name="Standard">Mi solución a la <text:span text:style-name="T2">actividad 1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0">#1.<text:span text:style-name="T6">6</text:span>.1</text:p>
            <text:p text:style-name="P10">groupadd group1</text:p>
            <text:p text:style-name="P10">groupadd group2</text:p>
            <text:p text:style-name="P10">gpasswd -a pippo group1</text:p>
            <text:p text:style-name="P10">gpasswd -a davide group2</text:p>
            <text:p text:style-name="P10"><text:soft-page-break/>#1.6.2</text:p>
            <text:p text:style-name="P10">uid=0(root) gid=0(root) groups=0(root) </text:p>
            <text:p text:style-name="P10">#muestra que el superusuario tiene UID 0, GID 0 y apartie<text:span text:style-name="T4">­</text:span>ne al grupo root (0)</text:p>
          </table:table-cell>
        </table:table-row>
      </table:table>
      <text:p text:style-name="Standard"/>
      <text:p text:style-name="Standard">Mi solución a la <text:span text:style-name="T2">actividad 1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0">En su directorio de usuario, /root</text:p>
          </table:table-cell>
        </table:table-row>
      </table:table>
      <text:p text:style-name="Standard"/>
      <text:p text:style-name="Standard">Mi solución a la <text:span text:style-name="T2">actividad 1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1">El archivo /etc/fstab contiene la información de los <text:span text:style-name="T5">filesystem e de los</text:span> puntos de montaje, en <text:span text:style-name="T5">mi</text:span> caso <text:span text:style-name="T5">yo tiengo</text:span> 4 puntos de montaje.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8</meta:editing-cycles>
    <meta:creation-date>2011-10-05T09:46:35.67</meta:creation-date>
    <meta:editing-duration>PT23H25M52S</meta:editing-duration>
    <meta:generator>LibreOffice/4.2.8.2$Linux_X86_64 LibreOffice_project/420m0$Build-2</meta:generator>
    <dc:date>2015-10-06T17:22:52.671112242</dc:date>
    <meta:print-date>2011-10-06T10:39:21.37</meta:print-date>
    <meta:document-statistic meta:table-count="11" meta:image-count="1" meta:object-count="0" meta:page-count="3" meta:paragraph-count="47" meta:word-count="283" meta:character-count="1831" meta:non-whitespace-character-count="1569"/>
    <meta:user-defined meta:name="Información 1"/>
    <meta:user-defined meta:name="Información 2"/>
    <meta:user-defined meta:name="Información 3"/>
    <meta:user-defined meta:name="Información 4"/>
  </office:meta>
</office:document-meta>
</file>